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9f212" officeooo:paragraph-rsid="0019f212"/>
    </style:style>
    <style:style style:name="P2" style:family="paragraph" style:parent-style-name="Standard">
      <style:text-properties officeooo:paragraph-rsid="0019f212"/>
    </style:style>
    <style:style style:name="P3" style:family="paragraph" style:parent-style-name="Standard">
      <style:text-properties officeooo:rsid="001b58d7" officeooo:paragraph-rsid="001b58d7"/>
    </style:style>
    <style:style style:name="P4" style:family="paragraph" style:parent-style-name="Standard">
      <style:text-properties officeooo:rsid="001d4d60" officeooo:paragraph-rsid="001d4d60"/>
    </style:style>
    <style:style style:name="T1" style:family="text">
      <style:text-properties officeooo:rsid="0019f212"/>
    </style:style>
    <style:style style:name="T2" style:family="text">
      <style:text-properties officeooo:rsid="001d4d6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lie 1:</text:p>
      <text:p text:style-name="P1">Sehr geehrte Damen und Herren, </text:p>
      <text:p text:style-name="P1">mein Name ist William Mendat, ich studiere momentan an der Hochschule Offenburg, im Siebten Semester und ich präsentiere Ihnen heute das Thema „C++ und Performance“, viel Spaß.</text:p>
      <text:p text:style-name="P1"/>
      <text:p text:style-name="P1">Folie 2:</text:p>
      <text:p text:style-name="P2"><text:span text:style-name="T1">Kurz zu dem Inhaltsverzeichnes – hier können Sie eine Übersicht darüber sehen welche Kapitel heute in dieser Präsentation Behandelt werden.</text:span></text:p>
      <text:p text:style-name="P2"/>
      <text:p text:style-name="P1">Folie 3:</text:p>
      <text:p text:style-name="P2"><text:span text:style-name="T1">Wie Sie alle wissen, ist Software ein Ständiger begleiter unseres Lebens, Sei es nun in den Unzähligen Microcontroller in einem Auto oder in einem Videospiel um nach einem Langen arbeitstag abzuschalten. Aufgrund dessen ist es für Software heutzutage sehr Wichtig neben Logischer Korrektheit auch noch schnell zu sein. Das kann mit dem Upgrade von C namens C++ sehr gut erreicht werden. Jedoch scheuen sich viele davor mit dieser Sprache zu Programmieren, denn sie ist ein Fluch und Segen zugleich. Sie enthält die Nähe zur Hardware wie C und hat zudem auch noch die Vorteile einer Höhreren Programmiersprache. Um jedoch Performant Programmieren zu können muss man sich an ein paar Prinzipien Halten – sehr Wichtig hierbei das Zero Overhead Prizip oder auch man bezahlt nicht für das was man nicht braucht.</text:span></text:p>
      <text:p text:style-name="P2"/>
      <text:p text:style-name="P3">Folie 4: </text:p>
      <text:p text:style-name="P3">Kontrovers soll jedoch mit dem Take Four Problem angefangen werden. Sie sehen hier 6 Qualitätsmerkmale, die in einer Software Repräsnetiert werden können. Jedoch besteht zwischen diesen 6 merkmalen ein Problem, denn sie Schließen sich gegenseitig aus. <text:span text:style-name="T2">Ist ja auch Logisch – denn das Program wird schneller wenn man nicht jeden Pointer auf null abfragt wird. Deswegen muss schon im Vorfeld bestimmt werden auf welche 4 merkmale sich fokusiert wird.</text:span></text:p>
      <text:p text:style-name="P3"/>
      <text:p text:style-name="P4">Folie 5: </text:p>
      <text:p text:style-name="P4">Kommen wir nun zum ersten Themen wodurch Performance gewonnen werden kann – und zwar templates. Templates bieten einige Vorteile – man kann damit Dynamische Typen erstellen ohne Jegliche Performance zu verlieren. Nicht nur dass sondern werden sie auch zur Compile zeit erstellt und werden auch gar nicht erst erzeugt wenn dieses nicht benutzt werden. <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0-04T08:56:53.289000000</meta:creation-date>
    <dc:date>2021-10-04T09:28:13.478000000</dc:date>
    <meta:editing-duration>PT9M22S</meta:editing-duration>
    <meta:editing-cycles>1</meta:editing-cycles>
    <meta:document-statistic meta:table-count="0" meta:image-count="0" meta:object-count="0" meta:page-count="1" meta:paragraph-count="11" meta:word-count="310" meta:character-count="1993" meta:non-whitespace-character-count="1684"/>
    <meta:generator>LibreOffice/6.3.3.2$Windows_X86_64 LibreOffice_project/a64200df03143b798afd1ec74a12ab50359878ed</meta:generator>
  </office:meta>
</office:document-meta>
</file>